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stado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herramienta">
        <table:table-row>
          <table:table-cell office:value-type="float" office:value="1">
            <text:p>1</text:p>
          </table:table-cell>
          <table:table-cell office:value-type="string">
            <text:p>Martillo Madera</text:p>
          </table:table-cell>
          <table:table-cell office:value-type="string">
            <text:p>Unidad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artillo Metal</text:p>
          </table:table-cell>
          <table:table-cell office:value-type="string">
            <text:p>Unida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esarmador de Estrella</text:p>
          </table:table-cell>
          <table:table-cell office:value-type="string">
            <text:p>Unidad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asadores</text:p>
          </table:table-cell>
          <table:table-cell office:value-type="string">
            <text:p>Unida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isagras</text:p>
          </table:table-cell>
          <table:table-cell office:value-type="string">
            <text:p>Unidad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rmellas</text:p>
          </table:table-cell>
          <table:table-cell office:value-type="string">
            <text:p>Unida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lavo de 5"</text:p>
          </table:table-cell>
          <table:table-cell office:value-type="string">
            <text:p>Libra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lavo de 4"</text:p>
          </table:table-cell>
          <table:table-cell office:value-type="string">
            <text:p>Libr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lavo de 3"</text:p>
          </table:table-cell>
          <table:table-cell office:value-type="string">
            <text:p>Lib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lavo de Lamina</text:p>
          </table:table-cell>
          <table:table-cell office:value-type="string">
            <text:p>Lib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</table:table>
      <table:table table:name="insumos">
        <table:table-row>
          <table:table-cell office:value-type="float" office:value="1">
            <text:p>1</text:p>
          </table:table-cell>
          <table:table-cell office:value-type="string">
            <text:p>Frijol</text:p>
          </table:table-cell>
          <table:table-cell office:value-type="string">
            <text:p>Lata 12 ONZ</text:p>
          </table:table-cell>
          <table:table-cell office:value-type="float" office:value="11">
            <text:p>11</text:p>
          </table:table-cell>
          <table:table-cell office:value-type="date" office:date-value="2015-12-15" table:style-name="DateCell">
            <text:p>2015-12-1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roz</text:p>
          </table:table-cell>
          <table:table-cell office:value-type="string">
            <text:p>Bolsa 1lb</text:p>
          </table:table-cell>
          <table:table-cell office:value-type="float" office:value="23">
            <text:p>23</text:p>
          </table:table-cell>
          <table:table-cell office:value-type="date" office:date-value="2016-08-23" table:style-name="DateCell">
            <text:p>2016-08-23</text:p>
          </table:table-cell>
        </table:table-row>
      </table:table>
      <table:table table:name="usuarios">
        <table:table-row>
          <table:table-cell office:value-type="float" office:value="1">
            <text:p>1</text:p>
          </table:table-cell>
          <table:table-cell office:value-type="string">
            <text:p>Techo</text:p>
          </table:table-cell>
          <table:table-cell office:value-type="string">
            <text:p>$2y$10$MjY4ZGI0YjZjZTg4YjczNep5sb3qQd9nomjBm7ivqxfNx7s8ZN8Dq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2</meta:generator>
    <meta:initial-creator>phpMyAdmin 4.5.2</meta:initial-creator>
    <meta:creation-date>2016-06-08T18:22:25</meta:creation-date>
  </office:meta>
</office:document-meta>
</file>